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9.99mm" svg:height="89.99mm" svg:x="19.73mm" svg:y="30.49mm">
            <loext:p draw:notify-on-update-of-ranges="Hoja1.B2:Hoja1.J2 Hoja1.A3:Hoja1.A3 Hoja1.B3:Hoja1.J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ediciones PLS-DA</text:p>
          </table:table-cell>
          <table:table-cell table:number-columns-repeated="2"/>
          <table:table-cell table:style-name="ce1"/>
          <table:table-cell office:value-type="string" calcext:value-type="string">
            <text:p>PCA</text:p>
          </table:table-cell>
          <table:table-cell office:value-type="string" calcext:value-type="string">
            <text:p>PLS-D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diciones PCA</text:p>
          </table:table-cell>
          <table:table-cell/>
          <table:table-cell table:style-name="ce1"/>
          <table:table-cell/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26.5" calcext:value-type="float">
            <text:p>26,5</text:p>
          </table:table-cell>
          <table:table-cell table:number-columns-repeated="5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100, 420(1\%), 2100(5\%), 4200(10\%), 10500(25\%), 21000(50\%), 31500(75\%), 35700 (85\%), 37800(90\%), 41580(99\%), 42000(100\%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3">00/00/0000</text:date>, <text:time style:data-style-name="N2" text:time-value="16:10:07.48670932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3:56:01.461541799</meta:creation-date>
    <dc:date>2016-10-13T16:10:23.520456369</dc:date>
    <meta:editing-duration>PT35M54S</meta:editing-duration>
    <meta:editing-cycles>11</meta:editing-cycles>
    <meta:generator>LibreOffice/5.1.4.2$Linux_X86_64 LibreOffice_project/10m0$Build-2</meta:generator>
    <meta:document-statistic meta:table-count="1" meta:cell-count="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" chart:maximum="150" chart:interval-major="15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77216f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>
      <style:chart-properties chart:solid-type="cuboid"/>
      <style:graphic-properties draw:fill-color="#c5000b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85cm" svg:y="0.316cm" chart:style-name="ch2">
          <text:p>Tiempo de cómputo</text:p>
        </chart:title>
        <chart:subtitle svg:x="3.538cm" svg:y="1.275cm" chart:style-name="ch3">
          <text:p>PCA V.S PLS-DA  tiempo ante parámetros óptimos</text:p>
        </chart:subtitle>
        <chart:plot-area chart:style-name="ch4" table:cell-range-address="Hoja1.A2:Hoja1.J3" chart:data-source-has-labels="both" svg:x="0.994cm" svg:y="1.937cm" svg:width="14.534cm" svg:height="5.899cm">
          <chartooo:coordinate-region svg:x="1.801cm" svg:y="2.136cm" svg:width="13.727cm" svg:height="5.053cm"/>
          <chart:axis chart:dimension="x" chart:name="primary-x" chart:style-name="ch5" chartooo:axis-type="auto">
            <chartooo:date-scale/>
            <chart:categories table:cell-range-address="Hoja1.B2:Hoja1.J2"/>
          </chart:axis>
          <chart:axis chart:dimension="y" chart:name="primary-y" chart:style-name="ch6">
            <chart:title svg:x="0.114cm" svg:y="6.147cm" chart:style-name="ch7">
              <text:p>Tiempo(minutos)</text:p>
            </chart:title>
            <chart:grid chart:style-name="ch8" chart:class="major"/>
          </chart:axis>
          <chart:series chart:style-name="ch9" chart:values-cell-range-address="Hoja1.B3:Hoja1.J3" chart:label-cell-address="Hoja1.A3:Hoja1.A3" chart:class="chart:bar">
            <chart:data-point chart:style-name="ch10" chart:repeated="3"/>
            <chart:data-point chart:style-name="ch11"/>
            <chart:data-point/>
            <chart:data-point chart:style-name="ch10"/>
            <chart:data-point/>
            <chart:data-point chart:style-name="ch10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Hoja1.B2:Hoja1.J2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PCA</text:p>
              </table:table-cell>
              <table:table-cell office:value-type="string">
                <text:p>PLS-DA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Mediciones PCA</text:p>
                <draw:g>
                  <svg:desc>Hoja1.A3:Hoja1.A3</svg:desc>
                </draw:g>
              </table:table-cell>
              <table:table-cell office:value-type="float" office:value="NaN">
                <text:p>NaN</text:p>
                <draw:g>
                  <svg:desc>Hoja1.B3:Hoja1.J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